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Source.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Source.cancel( OutputStream stre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DAVSource.getChildre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WebDAVSource.setSourceProperty( SourceProperty sourceproper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ebDAVSource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Source.WebDAVSource( WebdavResource resource , HttpURL url ,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Source.getMim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Source.resourcesToXml( WebdavResource [ ]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.getChild( String chil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Source.getSourceProperty( String namespa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DAVSource.canCancel(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DAVSource.initResource( int action , int dept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WebDAVSource.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Source.getValidit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ebDAVSource.newWebDAVSource( HttpURL url , String protocol , Logger logger , WebDAVEventFactory even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Source.removeSource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Source.get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Source.getPar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DAVSource.newWebDAVSource( WebdavResource resource , HttpURL url , String protocol , Logger logger , WebDAVEventFactory even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SourceOutputStream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SourceOutputStream.ca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.getLastModifi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Source.getSecure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VSource.getContent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VSource.moveTo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Source.setWebDAVEventFactory( WebDAVEv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OutputStream.WebDAVSourceOutputStream( WebDAV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Out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DAV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Source.copyTo( 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ebDAVSource.getSource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ebDAVSource.is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DAVSource.resourcesToSax( WebdavResource [ ] resources , ContentHandler handl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WebDAVSource.WebDAVSource( HttpURL url , String protoc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WebDAVSource.makeCollectio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WebDAV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